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1) Fazer uma função para calcular o quadrado de um número. Usar essa função para (usar obrigatoriamente a mesma função):</text:p>
      <text:p text:style-name="Standard">a) Mostrar o quadrado de um número informado pelo usuário.</text:p>
      <text:p text:style-name="Standard">b) Apresentar o quadrado entre dois valores (limites de um intervalo) informado pelo usuário na seguinte forma (os limites são 5 e 8):</text:p>
      <text:p text:style-name="Standard">5 ^ 2 = 25</text:p>
      <text:p text:style-name="Standard">6 ^ 2 = 36</text:p>
      <text:p text:style-name="Standard">7 ^ 2 = 49</text:p>
      <text:p text:style-name="Standard">8 ^ 2 = 64</text:p>
      <text:p text:style-name="Standard"/>
      <text:p text:style-name="Standard"/>
      <text:p text:style-name="P1">2) Fazer uma função que converte de centímetros para polegadas. Usar essa função para:</text:p>
      <text:p text:style-name="P1">a) Imprimir uma tabela de conversão de centímetros para polegadas entre 1 a 20. </text:p>
      <text:p text:style-name="P2">b) Mostrar o valor em polegadas de um determinado valor informado pelo usuário.</text:p>
      <text:p text:style-name="P2"/>
      <text:p text:style-name="P2">3) Fazer uma função que converte de reais para dólares ou de dólares para reais. Essa função recebe como parâmetros: o valor a ser convertido, o valor da cotação, é se é para converter em dólares ou em reais. A função faz a conversão e retorna o valor convertido.</text:p>
      <text:p text:style-name="P2">Sugestão de cabeçalho da função:</text:p>
      <text:p text:style-name="P2">float ConverterModeadas( float Valor, float Cotacao, char Tipo) //Tipo 'D' ou 'd' significa que a conversão é de real para dólar e 'R' ou 'r' significa que a conversão é de dólar para real.</text:p>
      <text:p text:style-name="P2">Usando essa função:</text:p>
      <text:p text:style-name="P2">a) Ler um determinado valor, o valor da cotação e o tipo de conversão e apresentar o valor obtido.</text:p>
      <text:p text:style-name="P2">b) Ler os valores que representam os limites de um intervalo, o valor da cotação e o tipo de conversão e apresentar a tabela de conversão resultante. Por exemplo:</text:p>
      <text:p text:style-name="P2">Dólares<text:tab/>Reais</text:p>
      <text:p text:style-name="P2">10<text:tab/><text:tab/>20,00</text:p>
      <text:p text:style-name="P2">11<text:tab/><text:tab/>22,00</text:p>
      <text:p text:style-name="P2">12<text:tab/><text:tab/>24,00</text:p>
      <text:p text:style-name="P2">13<text:tab/><text:tab/>26,00</text:p>
      <text:p text:style-name="P2">C) Usar essa função para cálcular a seguinte fórmula:</text:p>
      <text:p text:style-name="P2">ValorReais = 12,34 + (3 * Valor1) / 45;</text:p>
      <text:p text:style-name="P2">Sendo que Valor1 corresponde ao valor de 15 dólares com uma cotação de 2,055 reais por dólar.</text:p>
      <text:p text:style-name="P2"/>
      <text:p text:style-name="P2">4) Fazer uma função que apresenta o resultado da multiplicação de dois números. Usar essa função para:</text:p>
      <text:p text:style-name="P2">a) Apresentar a multiplicação de dois números informados pelo usuário.</text:p>
      <text:p text:style-name="P2">b) Apresentar a tabuada (0 a 10) de um número informado pelo usuá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atriz </meta:initial-creator>
    <meta:creation-date>2012-06-24T16:55:50.25</meta:creation-date>
    <dc:date>2012-06-24T17:14:57.45</dc:date>
    <dc:creator>Beatriz </dc:creator>
    <meta:editing-duration>PT00H19M07S</meta:editing-duration>
    <meta:editing-cycles>4</meta:editing-cycles>
    <meta:generator>BrOffice.org/3.2$Win32 OpenOffice.org_project/320m18$Build-9502</meta:generator>
    <meta:document-statistic meta:table-count="0" meta:image-count="0" meta:object-count="0" meta:page-count="1" meta:paragraph-count="27" meta:word-count="338" meta:character-count="1835"/>
  </office:meta>
</office:document-meta>
</file>